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P32" style:family="paragraph" style:parent-style-name="Table_20_Contents">
      <style:text-properties officeooo:rsid="002ad07a" officeooo:paragraph-rsid="002ad07a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107830191216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107830684528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107830852880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107830853696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107830854640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107830855696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107830856896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07830857872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07830858848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07830859744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107830860720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107830856432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107830862400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107830863376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107830864352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107830865328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107830866304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107830867552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107830868528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107830869504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107830870480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107830871456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107830872432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107830873408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107830874384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107830875360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107830876336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107830877312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107830878288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107830879264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107830880240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107830881216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107830882192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2">Notes App (localStorage)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107830867200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2">Animated Countdown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107830883872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84848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107830885824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86800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87776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88752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89728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0704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1680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4720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5696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6672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7648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8624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899600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07830900576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1T16:04:33.943509485</dc:date>
    <meta:editing-duration>PT15H45M31S</meta:editing-duration>
    <meta:editing-cycles>29</meta:editing-cycles>
    <meta:generator>LibreOffice/7.2.5.2$Linux_X86_64 LibreOffice_project/20$Build-2</meta:generator>
    <meta:document-statistic meta:table-count="1" meta:image-count="0" meta:object-count="0" meta:page-count="2" meta:paragraph-count="116" meta:word-count="215" meta:character-count="1228" meta:non-whitespace-character-count="1126"/>
  </office:meta>
</office:document-meta>
</file>